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15.06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istics-file-0-iteration-0" table:style-name="ta1">
        <table:shapes>
          <draw:frame draw:z-index="0" draw:style-name="gr1" draw:text-style-name="P1" svg:width="259.8mm" svg:height="146.13mm" svg:x="73.89mm" svg:y="2.32mm">
            <draw:object draw:notify-on-update-of-ranges="'statistics-file-0-iteration-0'.A2:'statistics-file-0-iteration-0'.A800 'statistics-file-0-iteration-0'.C1:'statistics-file-0-iteration-0'.C1 'statistics-file-0-iteration-0'.C2:'statistics-file-0-iteration-0'.C463 'statistics-file-0-iteration-0'.D1:'statistics-file-0-iteration-0'.D1 'statistics-file-0-iteration-0'.D2:'statistics-file-0-iteration-0'.D463 'statistics-file-0-iteration-0'.E1:'statistics-file-0-iteration-0'.E1 'statistics-file-0-iteration-0'.E2:'statistics-file-0-iteration-0'.E4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Invert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eSubs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vProp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vPro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vPro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vPro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vPro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vPro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vPro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vPro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vPro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vPro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vPro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vPro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vPro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vPro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vPro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vPro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vPro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vPro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vPro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vPro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nvPro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vPro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vProp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nvPro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nvPro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nvPro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nvPro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vPro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nvPro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nvPr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nvPr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nvPr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vPr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nvPr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nvPr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nvPr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nvPr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vPr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nvPr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vPr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vPr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nvPr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nvPr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nvPr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nvPr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nvPr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4T16:55:02.750000000</dc:date>
    <meta:editing-duration>PT4M37S</meta:editing-duration>
    <meta:editing-cycles>2</meta:editing-cycles>
    <meta:generator>LibreOffice/5.4.6.2$Windows_X86_64 LibreOffice_project/4014ce260a04f1026ba855d3b8d91541c224eab8</meta:generator>
    <meta:document-statistic meta:table-count="1" meta:cell-count="19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81cm" svg:height="14.614cm" xlink:href=".." xlink:type="simple" chart:class="chart:line" chart:column-mapping="0 1" chart:style-name="ch1">
        <chart:title svg:x="7.88cm" svg:y="0.428cm" chart:style-name="ch2">
          <text:p>Node Count History - Minimal Substituted Example</text:p>
        </chart:title>
        <chart:legend chart:legend-position="end" svg:x="23.473cm" svg:y="6.51cm" style:legend-expansion="high" chart:style-name="ch3"/>
        <chart:plot-area chart:style-name="ch4" table:cell-range-address="'statistics-file-0-iteration-0'.A2:'statistics-file-0-iteration-0'.A800 'statistics-file-0-iteration-0'.C1:'statistics-file-0-iteration-0'.E463" chart:data-source-has-labels="both" svg:x="1.53cm" svg:y="1.499cm" svg:width="21.424cm" svg:height="11.842cm">
          <chartooo:coordinate-region svg:x="2.151cm" svg:y="1.499cm" svg:width="20.803cm" svg:height="10.851cm"/>
          <chart:axis chart:dimension="x" chart:name="primary-x" chart:style-name="ch5" chartooo:axis-type="auto">
            <chartooo:date-scale/>
            <chart:title svg:x="11.391cm" svg:y="13.633cm" chart:style-name="ch6">
              <text:p># Iterations</text:p>
            </chart:title>
            <chart:categories table:cell-range-address="'statistics-file-0-iteration-0'.A2:'statistics-file-0-iteration-0'.A800"/>
          </chart:axis>
          <chart:axis chart:dimension="y" chart:name="primary-y" chart:style-name="ch5">
            <chart:title svg:x="0.451cm" svg:y="8.086cm" chart:style-name="ch7">
              <text:p># Nodes</text:p>
            </chart:title>
            <chart:grid chart:style-name="ch8" chart:class="major"/>
          </chart:axis>
          <chart:series chart:style-name="ch9" chart:values-cell-range-address="'statistics-file-0-iteration-0'.C2:'statistics-file-0-iteration-0'.C463" chart:label-cell-address="'statistics-file-0-iteration-0'.C1:'statistics-file-0-iteration-0'.C1" chart:class="chart:line">
            <chart:data-point chart:repeated="462"/>
          </chart:series>
          <chart:series chart:style-name="ch10" chart:values-cell-range-address="'statistics-file-0-iteration-0'.D2:'statistics-file-0-iteration-0'.D463" chart:label-cell-address="'statistics-file-0-iteration-0'.D1:'statistics-file-0-iteration-0'.D1" chart:class="chart:line">
            <chart:data-point chart:repeated="462"/>
          </chart:series>
          <chart:series chart:style-name="ch11" chart:values-cell-range-address="'statistics-file-0-iteration-0'.E2:'statistics-file-0-iteration-0'.E463" chart:label-cell-address="'statistics-file-0-iteration-0'.E1:'statistics-file-0-iteration-0'.E1" chart:class="chart:line">
            <chart:data-point chart:repeated="46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verter</text:p>
                <draw:g>
                  <svg:desc>'statistics-file-0-iteration-0'.C1:'statistics-file-0-iteration-0'.C1</svg:desc>
                </draw:g>
              </table:table-cell>
              <table:table-cell office:value-type="string">
                <text:p>Other</text:p>
                <draw:g>
                  <svg:desc>'statistics-file-0-iteration-0'.D1:'statistics-file-0-iteration-0'.D1</svg:desc>
                </draw:g>
              </table:table-cell>
              <table:table-cell office:value-type="string">
                <text:p>Total</text:p>
                <draw:g>
                  <svg:desc>'statistics-file-0-iteration-0'.E1:'statistics-file-0-iteration-0'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tatistics-file-0-iteration-0'.A2:'statistics-file-0-iteration-0'.A800</svg:desc>
                </draw:g>
              </table:table-cell>
              <table:table-cell office:value-type="float" office:value="1">
                <text:p>1</text:p>
                <draw:g>
                  <svg:desc>'statistics-file-0-iteration-0'.C2:'statistics-file-0-iteration-0'.C463</svg:desc>
                </draw:g>
              </table:table-cell>
              <table:table-cell office:value-type="float" office:value="3">
                <text:p>3</text:p>
                <draw:g>
                  <svg:desc>'statistics-file-0-iteration-0'.D2:'statistics-file-0-iteration-0'.D463</svg:desc>
                </draw:g>
              </table:table-cell>
              <table:table-cell office:value-type="float" office:value="6">
                <text:p>6</text:p>
                <draw:g>
                  <svg:desc>'statistics-file-0-iteration-0'.E2:'statistics-file-0-iteration-0'.E463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